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3708in" style:rel-column-width="3631*"/>
    </style:style>
    <style:style style:name="Table1.B" style:family="table-column">
      <style:table-column-properties style:column-width="0.3715in" style:rel-column-width="3637*"/>
    </style:style>
    <style:style style:name="Table1.E" style:family="table-column">
      <style:table-column-properties style:column-width="0.3722in" style:rel-column-width="3644*"/>
    </style:style>
    <style:style style:name="Table1.R" style:family="table-column">
      <style:table-column-properties style:column-width="0.3757in" style:rel-column-width="3676*"/>
    </style:style>
    <style:style style:name="Table1.A1" style:family="table-cell">
      <style:table-cell-properties fo:padding="0.0382in" fo:border="none"/>
    </style:style>
    <style:style style:name="Table1.C1" style:family="table-cell">
      <style:table-cell-properties fo:padding="0.0382in" fo:border="0.05pt solid #000000"/>
    </style:style>
    <style:style style:name="Table1.A2" style:family="table-cell">
      <style:table-cell-properties fo:padding="0.0382in" fo:border-left="none" fo:border-right="none" fo:border-top="none" fo:border-bottom="0.5pt solid #000000"/>
    </style:style>
    <style:style style:name="Table1.C2" style:family="table-cell">
      <style:table-cell-properties fo:padding="0.0382in" fo:border-left="0.05pt solid #000000" fo:border-right="none" fo:border-top="none" fo:border-bottom="0.05pt solid #000000"/>
    </style:style>
    <style:style style:name="Table1.R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6307d" officeooo:paragraph-rsid="0016307d"/>
    </style:style>
    <style:style style:name="P2" style:family="paragraph" style:parent-style-name="Table_20_Contents">
      <style:paragraph-properties fo:text-align="center" style:justify-single-word="false"/>
      <style:text-properties officeooo:rsid="0016307d" officeooo:paragraph-rsid="0016307d"/>
    </style:style>
    <style:style style:name="P3" style:family="paragraph" style:parent-style-name="Table_20_Contents">
      <style:text-properties officeooo:rsid="0017f513" officeooo:paragraph-rsid="0017f513"/>
    </style:style>
    <style:style style:name="P4" style:family="paragraph" style:parent-style-name="Table_20_Contents">
      <style:text-properties officeooo:rsid="002fd123" officeooo:paragraph-rsid="002fd123"/>
    </style:style>
    <style:style style:name="P5" style:family="paragraph" style:parent-style-name="Table_20_Contents">
      <style:text-properties style:use-window-font-color="true" loext:opacity="0%" style:font-name="Liberation Serif" fo:font-size="12pt" officeooo:rsid="002fd123" officeooo:paragraph-rsid="002fd123" style:letter-kerning="true" style:font-name-asian="Courier New1" style:font-size-asian="12pt" style:font-name-complex="Liberation Serif1" style:font-size-complex="12pt"/>
    </style:style>
    <style:style style:name="P6" style:family="paragraph" style:parent-style-name="Standard">
      <style:paragraph-properties fo:line-height="100%"/>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line-height="100%" fo:text-align="justify" style:justify-single-word="false"/>
      <style:text-properties officeooo:paragraph-rsid="002ea143"/>
    </style:style>
    <style:style style:name="P10" style:family="paragraph" style:parent-style-name="Standard">
      <style:paragraph-properties fo:line-height="100%" fo:text-align="justify" style:justify-single-word="false"/>
      <style:text-properties officeooo:paragraph-rsid="0016307d"/>
    </style:style>
    <style:style style:name="P11" style:family="paragraph" style:parent-style-name="Standard">
      <style:paragraph-properties fo:line-height="100%" fo:text-align="center" style:justify-single-word="false"/>
      <style:text-properties officeooo:paragraph-rsid="0017f513"/>
    </style:style>
    <style:style style:name="P12" style:family="paragraph" style:parent-style-name="Standard">
      <style:paragraph-properties fo:line-height="100%">
        <style:tab-stops>
          <style:tab-stop style:position="1in" style:type="center"/>
        </style:tab-stops>
      </style:paragraph-properties>
    </style:style>
    <style:style style:name="P13" style:family="paragraph" style:parent-style-name="Standard">
      <style:paragraph-properties fo:line-height="100%"/>
      <style:text-properties officeooo:paragraph-rsid="002d0cfb"/>
    </style:style>
    <style:style style:name="P14" style:family="paragraph" style:parent-style-name="Standard">
      <style:paragraph-properties fo:line-height="100%"/>
      <style:text-properties officeooo:paragraph-rsid="003aafaa"/>
    </style:style>
    <style:style style:name="P15" style:family="paragraph" style:parent-style-name="Standard">
      <style:paragraph-properties fo:line-height="100%" fo:text-align="start" style:justify-single-word="false">
        <style:tab-stops>
          <style:tab-stop style:position="1.9335in"/>
          <style:tab-stop style:position="5.0583in" style:type="center"/>
        </style:tab-stops>
      </style:paragraph-properties>
      <style:text-properties fo:font-size="11pt" officeooo:paragraph-rsid="0016307d" style:font-size-asian="11pt"/>
    </style:style>
    <style:style style:name="P16" style:family="paragraph" style:parent-style-name="Standard">
      <style:paragraph-properties fo:line-height="100%"/>
      <style:text-properties fo:font-size="14pt" style:font-size-asian="14pt"/>
    </style:style>
    <style:style style:name="P17" style:family="paragraph" style:parent-style-name="Standard">
      <style:paragraph-properties fo:line-height="100%"/>
      <style:text-properties fo:font-size="14pt" fo:font-weight="bold" style:font-size-asian="14pt" style:font-weight-asian="bold"/>
    </style:style>
    <style:style style:name="P18" style:family="paragraph" style:parent-style-name="Standard">
      <style:paragraph-properties fo:line-height="100%" fo:text-align="justify" style:justify-single-word="false"/>
      <style:text-properties fo:font-size="14pt" fo:font-weight="bold" style:font-size-asian="14pt" style:font-weight-asian="bold"/>
    </style:style>
    <style:style style:name="P19" style:family="paragraph" style:parent-style-name="Standard">
      <style:paragraph-properties fo:line-height="100%" fo:text-align="justify" style:justify-single-word="false"/>
      <style:text-properties officeooo:rsid="0016307d" officeooo:paragraph-rsid="0016307d"/>
    </style:style>
    <style:style style:name="P20" style:family="paragraph" style:parent-style-name="Standard">
      <style:text-properties fo:font-style="normal" officeooo:rsid="0028370f" officeooo:paragraph-rsid="0028370f" style:font-style-asian="normal" style:font-style-complex="normal"/>
    </style:style>
    <style:style style:name="P21" style:family="paragraph" style:parent-style-name="Standard">
      <style:text-properties fo:font-style="normal" officeooo:rsid="00291737" officeooo:paragraph-rsid="00291737" style:font-style-asian="normal" style:font-style-complex="normal"/>
    </style:style>
    <style:style style:name="P22" style:family="paragraph" style:parent-style-name="Standard">
      <style:text-properties fo:font-style="italic" officeooo:rsid="00185029" officeooo:paragraph-rsid="00291737" style:font-style-asian="italic" style:font-style-complex="italic"/>
    </style:style>
    <style:style style:name="P23" style:family="paragraph" style:parent-style-name="Standard">
      <style:text-properties fo:font-style="italic" officeooo:rsid="0028370f" officeooo:paragraph-rsid="0028370f" style:font-style-asian="italic" style:font-style-complex="italic"/>
    </style:style>
    <style:style style:name="P24" style:family="paragraph" style:parent-style-name="Standard">
      <style:paragraph-properties fo:line-height="100%" fo:text-align="justify" style:justify-single-word="false"/>
      <style:text-properties fo:font-style="italic" officeooo:rsid="0016307d" officeooo:paragraph-rsid="0016307d" style:font-style-asian="italic" style:font-style-complex="italic"/>
    </style:style>
    <style:style style:name="P25" style:family="paragraph" style:parent-style-name="Standard">
      <style:paragraph-properties fo:line-height="100%" fo:text-align="justify" style:justify-single-word="false"/>
      <style:text-properties fo:font-style="italic" officeooo:rsid="0016307d" officeooo:paragraph-rsid="0016307d" fo:background-color="#bcbcbc" style:font-style-asian="italic" style:font-style-complex="italic"/>
    </style:style>
    <style:style style:name="P26" style:family="paragraph" style:parent-style-name="Standard">
      <style:paragraph-properties fo:line-height="100%" fo:text-align="end" style:justify-single-word="false"/>
      <style:text-properties fo:font-style="italic" officeooo:rsid="0016307d" officeooo:paragraph-rsid="0016307d" fo:background-color="#bcbcbc" style:font-style-asian="italic" style:font-style-complex="italic"/>
    </style:style>
    <style:style style:name="P27" style:family="paragraph" style:parent-style-name="Standard">
      <style:paragraph-properties fo:line-height="100%"/>
      <style:text-properties officeooo:rsid="00388c66" officeooo:paragraph-rsid="003aafaa"/>
    </style:style>
    <style:style style:name="P28" style:family="paragraph" style:parent-style-name="Standard">
      <style:paragraph-properties fo:line-height="100%"/>
      <style:text-properties officeooo:rsid="00344b13" officeooo:paragraph-rsid="003aafaa"/>
    </style:style>
    <style:style style:name="P29" style:family="paragraph" style:parent-style-name="Standard">
      <style:paragraph-properties fo:line-height="100%"/>
      <style:text-properties officeooo:rsid="0032cd6c" officeooo:paragraph-rsid="0032cd6c"/>
    </style:style>
    <style:style style:name="P30" style:family="paragraph" style:parent-style-name="Standard">
      <style:paragraph-properties fo:line-height="100%"/>
      <style:text-properties officeooo:rsid="003d844d" officeooo:paragraph-rsid="003d844d"/>
    </style:style>
    <style:style style:name="P31" style:family="paragraph" style:parent-style-name="Standard">
      <style:paragraph-properties fo:line-height="100%"/>
      <style:text-properties officeooo:rsid="003fdc9a" officeooo:paragraph-rsid="003fdc9a"/>
    </style:style>
    <style:style style:name="P32" style:family="paragraph" style:parent-style-name="Standard">
      <style:paragraph-properties fo:line-height="100%"/>
      <style:text-properties officeooo:rsid="00412008" officeooo:paragraph-rsid="00412008"/>
    </style:style>
    <style:style style:name="P33" style:family="paragraph" style:parent-style-name="Standard">
      <style:paragraph-properties fo:line-height="100%" fo:text-align="center" style:justify-single-word="false" fo:break-before="page"/>
      <style:text-properties fo:font-size="20pt" officeooo:paragraph-rsid="0017f513" style:font-size-asian="20pt"/>
    </style:style>
    <style:style style:name="P34" style:family="paragraph" style:parent-style-name="Standard">
      <style:paragraph-properties fo:margin-top="0in" fo:margin-bottom="0.0827in" style:contextual-spacing="false" fo:line-height="100%" fo:text-align="justify" style:justify-single-word="false"/>
    </style:style>
    <style:style style:name="P35" style:family="paragraph" style:parent-style-name="Standard">
      <style:paragraph-properties fo:margin-top="0in" fo:margin-bottom="0.0827in" style:contextual-spacing="false" fo:line-height="100%" fo:text-align="justify" style:justify-single-word="false"/>
      <style:text-properties fo:font-style="italic" officeooo:rsid="0016307d" officeooo:paragraph-rsid="0016307d" fo:background-color="#bcbcbc" style:font-style-asian="italic" style:font-style-complex="italic"/>
    </style:style>
    <style:style style:name="P36" style:family="paragraph" style:parent-style-name="Standard" style:list-style-name="L1">
      <style:text-properties fo:font-style="normal" officeooo:rsid="002ab07c" officeooo:paragraph-rsid="002ab07c" style:font-style-asian="normal" style:font-style-complex="normal"/>
    </style:style>
    <style:style style:name="P37" style:family="paragraph" style:parent-style-name="Standard" style:list-style-name="L1">
      <style:text-properties style:use-window-font-color="true" loext:opacity="0%" style:font-name="Liberation Serif" fo:font-size="12pt" fo:font-style="normal" officeooo:rsid="002ab07c" officeooo:paragraph-rsid="002ab07c" style:letter-kerning="true" style:font-name-asian="FreeSans" style:font-size-asian="12pt" style:font-style-asian="normal" style:font-name-complex="Liberation Serif1" style:font-size-complex="12pt" style:font-style-complex="normal"/>
    </style:style>
    <style:style style:name="P38" style:family="paragraph" style:parent-style-name="Standard">
      <style:paragraph-properties fo:line-height="100%" fo:text-align="start" style:justify-single-word="false">
        <style:tab-stops>
          <style:tab-stop style:position="1.9335in"/>
          <style:tab-stop style:position="5.0583in" style:type="center"/>
          <style:tab-stop style:position="5.25in" style:type="center"/>
        </style:tab-stops>
      </style:paragraph-properties>
      <style:text-properties officeooo:paragraph-rsid="0016307d"/>
    </style:style>
    <style:style style:name="P39" style:family="paragraph" style:parent-style-name="Table_20_Contents">
      <style:text-properties officeooo:rsid="0017f513" officeooo:paragraph-rsid="0017f513"/>
    </style:style>
    <style:style style:name="P40" style:family="paragraph" style:parent-style-name="Table_20_Contents">
      <style:text-properties officeooo:rsid="00501c96" officeooo:paragraph-rsid="00501c96"/>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fo:background-color="#bcbcbc" loext:char-shading-value="0" style:font-style-asian="italic" style:font-style-complex="italic"/>
    </style:style>
    <style:style style:name="T5" style:family="text">
      <style:text-properties fo:font-style="italic" style:text-underline-style="none" officeooo:rsid="0016307d" fo:background-color="#bcbcbc" loext:char-shading-value="0" style:font-style-asian="italic" style:font-style-complex="italic"/>
    </style:style>
    <style:style style:name="T6" style:family="text">
      <style:text-properties style:use-window-font-color="true" loext:opacity="0%" style:font-name="Liberation Serif" fo:font-size="12pt" fo:font-style="italic" style:text-underline-style="none" officeooo:rsid="0017f513" style:letter-kerning="true" fo:background-color="#bcbcbc" loext:char-shading-value="0" style:font-name-asian="FreeSans" style:font-size-asian="12pt" style:font-style-asian="italic" style:font-name-complex="Liberation Serif1" style:font-size-complex="12pt" style:font-style-complex="italic"/>
    </style:style>
    <style:style style:name="T7" style:family="text">
      <style:text-properties style:use-window-font-color="true" loext:opacity="0%" style:font-name="Liberation Serif" fo:font-size="12pt" fo:font-style="italic" style:text-underline-style="none" officeooo:rsid="0016307d" style:letter-kerning="true" fo:background-color="#bcbcbc" loext:char-shading-value="0" style:font-name-asian="FreeSans" style:font-size-asian="12pt" style:font-style-asian="italic" style:font-name-complex="Liberation Serif1" style:font-size-complex="12pt" style:font-style-complex="italic"/>
    </style:style>
    <style:style style:name="T8" style:family="text">
      <style:text-properties style:use-window-font-color="true" loext:opacity="0%" style:font-name="Liberation Serif" fo:font-size="12pt" officeooo:rsid="002696e0" style:letter-kerning="true" style:font-name-asian="FreeSans" style:font-size-asian="12pt" style:font-name-complex="Liberation Serif1" style:font-size-complex="12pt"/>
    </style:style>
    <style:style style:name="T9" style:family="text">
      <style:text-properties style:use-window-font-color="true" loext:opacity="0%" style:font-name="Liberation Serif" fo:font-size="12pt" officeooo:rsid="002ea143" style:letter-kerning="true" style:font-name-asian="FreeSans" style:font-size-asian="12pt" style:font-name-complex="Liberation Serif1" style:font-size-complex="12pt"/>
    </style:style>
    <style:style style:name="T10" style:family="text">
      <style:text-properties style:use-window-font-color="true" loext:opacity="0%" style:font-name="Liberation Serif" fo:font-size="12pt" officeooo:rsid="002eb0d0" style:letter-kerning="true" style:font-name-asian="FreeSans" style:font-size-asian="12pt" style:font-name-complex="Liberation Serif1" style:font-size-complex="12pt"/>
    </style:style>
    <style:style style:name="T11" style:family="text">
      <style:text-properties style:use-window-font-color="true" loext:opacity="0%" style:font-name="Liberation Serif" fo:font-size="12pt" officeooo:rsid="002f1e9c" style:letter-kerning="true" style:font-name-asian="FreeSans" style:font-size-asian="12pt" style:font-name-complex="Liberation Serif1" style:font-size-complex="12pt"/>
    </style:style>
    <style:style style:name="T12" style:family="text">
      <style:text-properties style:use-window-font-color="true" loext:opacity="0%" style:font-name="Liberation Serif" fo:font-size="12pt" officeooo:rsid="002b3fc9" style:letter-kerning="true" style:font-name-asian="FreeSans" style:font-size-asian="12pt" style:font-name-complex="Liberation Serif1" style:font-size-complex="12pt"/>
    </style:style>
    <style:style style:name="T13" style:family="text">
      <style:text-properties style:use-window-font-color="true" loext:opacity="0%" style:font-name="Liberation Serif" fo:font-size="12pt" officeooo:rsid="0037f645" style:letter-kerning="true" style:font-name-asian="FreeSans" style:font-size-asian="12pt" style:font-name-complex="Liberation Serif1" style:font-size-complex="12pt"/>
    </style:style>
    <style:style style:name="T14" style:family="text">
      <style:text-properties style:use-window-font-color="true" loext:opacity="0%" style:font-name="Liberation Serif" fo:font-size="12pt" officeooo:rsid="0038cace" style:letter-kerning="true" style:font-name-asian="FreeSans" style:font-size-asian="12pt" style:font-name-complex="Liberation Serif1" style:font-size-complex="12pt"/>
    </style:style>
    <style:style style:name="T15" style:family="text">
      <style:text-properties style:use-window-font-color="true" loext:opacity="0%" style:font-name="Liberation Serif" fo:font-size="12pt" officeooo:rsid="00355880" style:letter-kerning="true" style:font-name-asian="FreeSans" style:font-size-asian="12pt" style:font-name-complex="Liberation Serif1" style:font-size-complex="12pt"/>
    </style:style>
    <style:style style:name="T16" style:family="text">
      <style:text-properties style:use-window-font-color="true" loext:opacity="0%" style:font-name="Liberation Serif" fo:font-size="12pt" officeooo:rsid="003aafaa" style:letter-kerning="true" style:font-name-asian="FreeSans" style:font-size-asian="12pt" style:font-name-complex="Liberation Serif1" style:font-size-complex="12pt"/>
    </style:style>
    <style:style style:name="T17" style:family="text">
      <style:text-properties style:use-window-font-color="true" loext:opacity="0%" style:font-name="Liberation Serif" fo:font-size="12pt" officeooo:rsid="0046a242" style:letter-kerning="true" style:font-name-asian="FreeSans" style:font-size-asian="12pt" style:language-asian="hi" style:country-asian="IN" style:font-name-complex="Liberation Serif1" style:font-size-complex="12pt"/>
    </style:style>
    <style:style style:name="T18" style:family="text">
      <style:text-properties style:use-window-font-color="true" loext:opacity="0%" style:font-name="Liberation Serif" fo:font-size="12pt" officeooo:rsid="0048258a" style:letter-kerning="true" style:font-name-asian="FreeSans" style:font-size-asian="12pt" style:language-asian="hi" style:country-asian="IN" style:font-name-complex="Liberation Serif1" style:font-size-complex="12pt"/>
    </style:style>
    <style:style style:name="T19" style:family="text">
      <style:text-properties style:use-window-font-color="true" loext:opacity="0%" style:font-name="Liberation Serif" fo:font-size="12pt" officeooo:rsid="004d13cc" style:letter-kerning="true" style:font-name-asian="FreeSans" style:font-size-asian="12pt" style:language-asian="hi" style:country-asian="IN" style:font-name-complex="Liberation Serif1" style:font-size-complex="12pt"/>
    </style:style>
    <style:style style:name="T20" style:family="text">
      <style:text-properties style:use-window-font-color="true" loext:opacity="0%" style:font-name="Liberation Serif" fo:font-size="12pt" officeooo:rsid="004dc111" style:letter-kerning="true" style:font-name-asian="FreeSans" style:font-size-asian="12pt" style:language-asian="hi" style:country-asian="IN" style:font-name-complex="Liberation Serif1" style:font-size-complex="12pt"/>
    </style:style>
    <style:style style:name="T21" style:family="text">
      <style:text-properties style:use-window-font-color="true" loext:opacity="0%" style:font-name="Liberation Serif" fo:font-size="12pt" officeooo:rsid="004efcb7" style:letter-kerning="true" style:font-name-asian="FreeSans" style:font-size-asian="12pt" style:language-asian="hi" style:country-asian="IN" style:font-name-complex="Liberation Serif1" style:font-size-complex="12pt"/>
    </style:style>
    <style:style style:name="T22" style:family="text">
      <style:text-properties style:use-window-font-color="true" loext:opacity="0%" style:font-name="Liberation Serif" fo:font-size="14pt" fo:font-style="italic" style:text-underline-style="none" officeooo:rsid="002696e0" style:letter-kerning="true" fo:background-color="#bcbcbc" loext:char-shading-value="0" style:font-name-asian="FreeSans" style:font-size-asian="14pt" style:font-style-asian="italic" style:font-name-complex="Liberation Serif1" style:font-size-complex="12pt" style:font-style-complex="italic"/>
    </style:style>
    <style:style style:name="T23" style:family="text">
      <style:text-properties style:use-window-font-color="true" loext:opacity="0%" style:font-name="Liberation Serif" fo:font-size="14pt" fo:font-style="italic" style:text-underline-style="none" officeooo:rsid="001b0dc1" style:letter-kerning="true" fo:background-color="#bcbcbc" loext:char-shading-value="0" style:font-name-asian="FreeSans" style:font-size-asian="14pt" style:font-style-asian="italic" style:font-name-complex="Liberation Serif1" style:font-size-complex="12pt" style:font-style-complex="italic"/>
    </style:style>
    <style:style style:name="T24" style:family="text">
      <style:text-properties officeooo:rsid="0017f513"/>
    </style:style>
    <style:style style:name="T25" style:family="text">
      <style:text-properties officeooo:rsid="001bd595"/>
    </style:style>
    <style:style style:name="T26" style:family="text">
      <style:text-properties officeooo:rsid="001ccc4e"/>
    </style:style>
    <style:style style:name="T27" style:family="text">
      <style:text-properties officeooo:rsid="001cec69"/>
    </style:style>
    <style:style style:name="T28" style:family="text">
      <style:text-properties officeooo:rsid="001e2d70"/>
    </style:style>
    <style:style style:name="T29" style:family="text">
      <style:text-properties officeooo:rsid="002696e0"/>
    </style:style>
    <style:style style:name="T30" style:family="text">
      <style:text-properties officeooo:rsid="002f3878"/>
    </style:style>
    <style:style style:name="T31" style:family="text">
      <style:text-properties officeooo:rsid="0030317f"/>
    </style:style>
    <style:style style:name="T32" style:family="text">
      <style:text-properties officeooo:rsid="003213b3"/>
    </style:style>
    <style:style style:name="T33" style:family="text">
      <style:text-properties officeooo:rsid="003d844d"/>
    </style:style>
    <style:style style:name="T34" style:family="text">
      <style:text-properties officeooo:rsid="0042ed38"/>
    </style:style>
    <style:style style:name="T35" style:family="text">
      <style:text-properties officeooo:rsid="002b3fc9"/>
    </style:style>
    <style:style style:name="T36" style:family="text">
      <style:text-properties officeooo:rsid="002b4a7d"/>
    </style:style>
    <style:style style:name="T37" style:family="text">
      <style:text-properties officeooo:rsid="003aafaa"/>
    </style:style>
    <style:style style:name="T38" style:family="text">
      <style:text-properties officeooo:rsid="004dc11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2">
        <text:p text:style-name="P7"/>
        <text:p text:style-name="P7"/>
        <text:p text:style-name="P7">Bahía Blanca, <text:span text:style-name="T5">fecha</text:span></text:p>
        <text:p text:style-name="P7"/>
        <text:p text:style-name="P7"/>
        <text:p text:style-name="P6">Señor Director Decano</text:p>
        <text:p text:style-name="P6">Departamento de Ciencias e Ingeniería de la Computación</text:p>
        <text:p text:style-name="P6">Dr. Marcelo A. Falappa</text:p>
        <text:p text:style-name="P6">S/D</text:p>
        <text:p text:style-name="P6"/>
        <text:p text:style-name="P8"/>
        <text:p text:style-name="P8"><text:tab/>Me dirijo a Usted y por su intermedio al Consejo Departamental a fin de presentar la Propuesta de Plan de Proyecto Final que se adjunta, conforme a la reglamentación vigente. Adicionalmente adjunto la historia académica a los efecto de demostrar que me encuentro en las condiciones de correlatividad establecidas en el Plan <text:span text:style-name="T6">año</text:span> de l<text:span text:style-name="T24">a </text:span><text:span text:style-name="T7">carrera</text:span>.</text:p>
        <text:p text:style-name="P8"/>
        <text:p text:style-name="P8">Sin otro particular lo saluda atte.</text:p>
        <text:p text:style-name="P8"/>
        <text:p text:style-name="P8"/>
        <text:p text:style-name="P8"/>
        <text:p text:style-name="P38"><text:tab/><text:tab/><text:span text:style-name="T4">Nombre y apellido</text:span></text:p>
        <text:p text:style-name="P15"><text:tab/><text:tab/>L.U: ...</text:p>
        <text:p text:style-name="P15"><text:tab/><text:tab/>e-mail: ...</text:p>
      </text:section>
      <text:section text:style-name="Sect1" text:name="Section3">
        <text:p text:style-name="P33">Propuesta de Plan de Proyecto Final</text:p>
        <text:p text:style-name="P11"><text:span text:style-name="T22">Ingeniería</text:span><text:span text:style-name="T23"> en </text:span><text:span text:style-name="T22">Computación</text:span><text:span text:style-name="T1"> – Plan </text:span><text:span text:style-name="T23">2013</text:span></text:p>
        <text:p text:style-name="P16"/>
        <text:p text:style-name="P8"><text:span text:style-name="T2">Título/Tema</text:span>: <text:span text:style-name="T29">Implementación</text:span><text:span text:style-name="T25"> </text:span><text:span text:style-name="T31">de </text:span><text:span text:style-name="T29">métodos</text:span><text:span text:style-name="T25"> de preprocesado, </text:span><text:span text:style-name="T29">análisis</text:span><text:span text:style-name="T25"> y </text:span><text:span text:style-name="T29">comparación</text:span><text:span text:style-name="T25"> de huellas dactilares.</text:span></text:p>
        <text:p text:style-name="P8"><text:span text:style-name="T2">Área o Dominio de Aplicación:</text:span> <text:span text:style-name="T26">Procesamiento de </text:span><text:span text:style-name="T29">Imágenes</text:span><text:span text:style-name="T26">, </text:span><text:span text:style-name="T29">Visión</text:span><text:span text:style-name="T26"> por Computadora.</text:span></text:p>
        <text:p text:style-name="P12"><text:span text:style-name="T2">Alumno</text:span>: <text:span text:style-name="T27">Nicolas Landau.</text:span></text:p>
        <text:p text:style-name="P8"><text:span text:style-name="T2">Director</text:span>: …</text:p>
        <text:p text:style-name="P19"><text:span text:style-name="T3">Co-director</text:span>: …</text:p>
        <text:p text:style-name="P19"><text:span text:style-name="T3">Auxiliar colaborador</text:span>: …</text:p>
        <text:p text:style-name="P8"/>
        <text:p text:style-name="P8"/>
        <text:p text:style-name="P18">Introducción</text:p>
        <text:p text:style-name="Standard"><text:span text:style-name="T28">El </text:span><text:span text:style-name="T29">análisis</text:span><text:span text:style-name="T28"> de huellas dactilares es un </text:span><text:span text:style-name="T8">método</text:span><text:span text:style-name="T28"> de </text:span><text:span text:style-name="T29">identificación</text:span><text:span text:style-name="T28"> biom</text:span><text:span text:style-name="T8">é</text:span><text:span text:style-name="T28">trico ampliamente utilizado en todo el mundo. </text:span><text:span text:style-name="T17">Originalmente utilizado en el campo forense, hoy en dia se utiliza para identificacion <text:s/>verificacion en diversos ambitos que van desde lo criminalistico hasta tomar una fotografia con un celular. </text:span><text:span text:style-name="T18">Par</text:span><text:span text:style-name="T19">a </text:span><text:span text:style-name="T18">poder suplir estas demandas cada vez mayores, se necesita implementar sistemas automatizados de identifiacion de impresiones de huellas dactilares. </text:span><text:span text:style-name="T20">Estos sistemas son basicamente sistemas de reconocimiento de patrones, en los cuales primero es necesario adecuar la imagen original para su tratamiento, luego se realiza un analisis en el cual se extraen caracteristicas relevantes, y finalmente estas caracteristicas se utilizan para realizar una comparacion con otras huellas. </text:span><text:span text:style-name="T21">En este proyecto vamos a construir un sistema que realize todos estos pasos.</text:span></text:p>
        <text:p text:style-name="P8"/>
        <text:p text:style-name="P18">Objetivos</text:p>
        <text:p text:style-name="P20">El objetivo general del proyecto es desarrollar un programa que permita analizar huellas digitales y almacenar sus características, verificar e identificar huellas utilizando las previamente ingresadas, y analizar o comparar huellas sin necesidad de que formen parte de la base de datos. Todos los pasos del proceso podrán ser configurados para elegir distintos métodos o parámetros.</text:p>
        <text:p text:style-name="P21">En particular, sera necesario:</text:p>
        <text:list xml:id="list2674752388" text:style-name="L1">
          <text:list-item>
            <text:p text:style-name="P36">Elegir las herramientas.</text:p>
          </text:list-item>
          <text:list-item>
            <text:p text:style-name="P36">Configurar el entorno de desarrollo.</text:p>
          </text:list-item>
          <text:list-item>
            <text:p text:style-name="P36">Conseguir huellas de muestra.</text:p>
          </text:list-item>
          <text:list-item>
            <text:p text:style-name="P36">Diseñar e implementar la interfaz de usuario.</text:p>
          </text:list-item>
          <text:list-item>
            <text:p text:style-name="P37">Implementación de modulo de preprocesado de huellas.</text:p>
          </text:list-item>
          <text:list-item>
            <text:p text:style-name="P37">Implementación de modulo de análisis de huellas.</text:p>
          </text:list-item>
          <text:list-item>
            <text:p text:style-name="P37">Implementación de modulo de comparación de huellas.</text:p>
          </text:list-item>
          <text:list-item>
            <text:p text:style-name="P37">Integrar una base de datos.</text:p>
          </text:list-item>
          <text:list-item>
            <text:p text:style-name="P37">Incorporación de métodos alternativos a los módulos.</text:p>
          </text:list-item>
        </text:list>
        <text:p text:style-name="P22"/>
        <text:p text:style-name="P23"/>
        <text:p text:style-name="P18">Metodología a emplear</text:p>
        <text:p text:style-name="P9"><text:span text:style-name="T35">En primer lugar se realizara una investigación sobre las huellas dactilares en general para tener un mejor entendimiento del problema. Una vez entendido el problema, es necesario elegir herramientas adecuadas para solucionarlo. Esto incluye el lenguaje de </text:span><text:span text:style-name="T36">programación</text:span><text:span text:style-name="T35">, </text:span><text:span text:style-name="T36">librerías</text:span><text:span text:style-name="T35"> adicionales, frameworks, IDE, control de </text:span><text:span text:style-name="T36">versión</text:span><text:span text:style-name="T35">, </text:span><text:span text:style-name="T36">etc. </text:span><text:span text:style-name="T9">Lo siguiente es </text:span><text:span text:style-name="T10">diseñar la solución, la misma sera de la manera mas modular posible, para maximizar la extensibilidad y minimizar la deuda técnica. <text:s/>Lo siguiente es tener una primera versión del programa en funcionamiento, p</text:span><text:span text:style-name="T9">ara esto se implementa un modulo de preprocesado que solamente realiza un thinning de la huella, un modulo de extracción con un solo método y una comparación de fuerza bruta, se diseña la interfaz grafica y se integra todo. El siguiente paso es incorporar una base de datos al programa para poder almacenar las </text:span><text:soft-page-break/><text:span text:style-name="T9">huellas que se ingresan. </text:span><text:span text:style-name="T11">Una vez que contamos con una versión en funcionamiento, se procede a incorporar nuevos métodos, para esto es necesario</text:span><text:span text:style-name="T9"> investigar distintos método</text:span><text:span text:style-name="T11">s</text:span><text:span text:style-name="T9"> posibles para cada uno de los módulos, implementarlos e incorporarlos. Se documentara el código paralelamente al desarrollo de la aplicación y se realizaran refactorizaci</text:span><text:span text:style-name="T12">ó</text:span><text:span text:style-name="T9">nes si</text:span><text:span text:style-name="T10">empre que sea necesario.</text:span></text:p>
        <text:p text:style-name="P8"/>
        <text:p text:style-name="P8"/>
        <text:p text:style-name="P18">Actividades y Cronograma Tentativo</text:p>
        <text:p text:style-name="P34"/>
        <text:p text:style-name="P34">Para el desarrollo del Proyecto Final propuesto se prevén las siguientes actividades y estimaciones de tiempo:</text:p>
        <text:p text:style-name="P13">A1: Estudio del problema y planteo de <text:span text:style-name="T30">solución.</text:span></text:p>
        <text:p text:style-name="P13">A2: <text:span text:style-name="T30">Evaluación</text:span> y <text:span text:style-name="T30">elección</text:span> de herramientas.</text:p>
        <text:p text:style-name="P13">A3: <text:span text:style-name="T30">Obtención</text:span> de huellas.</text:p>
        <text:p text:style-name="P13">A4: Diseño e <text:span text:style-name="T30">implementación</text:span> de GUI.</text:p>
        <text:p text:style-name="P13">A5: Diseño de <text:span text:style-name="T30">módulos</text:span> de preprocesado, <text:span text:style-name="T30">análisis</text:span> y <text:span text:style-name="T30">comparación.</text:span></text:p>
        <text:p text:style-name="P14">A6: <text:span text:style-name="T32">I</text:span>ncorporación de método<text:span text:style-name="T32"> de esqueletizado al modulo de preprocesado</text:span>.</text:p>
        <text:p text:style-name="P13">A7: Incorporación de método <text:span text:style-name="T13">de deteccion de minucias al modulo de preprocesado</text:span>.</text:p>
        <text:p text:style-name="P27">A8: Incorporacion de método de descripcion de minucias al modulo de preprocesado.</text:p>
        <text:p text:style-name="P14">A8: Incorporación de método <text:span text:style-name="T14">de matching al modulo de comparacion</text:span>.</text:p>
        <text:p text:style-name="P13">A9: Integración de base de datos.</text:p>
        <text:p text:style-name="P28">A10: Ampliacion de GUI para permitir modificacion de parametros y eleccion de métodos.</text:p>
        <text:p text:style-name="P14">A1<text:span text:style-name="T15">1</text:span>: Implementación <text:span text:style-name="T37">e incorporacion </text:span><text:span text:style-name="T16">de métodos avanzados de preprocesamiento.</text:span></text:p>
        <text:p text:style-name="P29">A1<text:span text:style-name="T33">2</text:span>: <text:span text:style-name="T33">Implementacion e incorporacion de metodos especificos de deteccion y descripcion de minucias al modulo de analisis.</text:span></text:p>
        <text:p text:style-name="P30">A13: Implementacion e incorporacion de metodos especificos de matching al modulo de comparacion. </text:p>
        <text:p text:style-name="P31">A14: Ampliacion de GUI para visualisar el analisis de una huella.</text:p>
        <text:p text:style-name="P32">A15: Refactorizaciones necesarias, limpie<text:span text:style-name="T34">z</text:span>a de codigo, debugging.</text:p>
        <text:p text:style-name="P6"/>
        <text:p text:style-name="P25">Hacer un cronograma por semanas. Lo esperable es que el proyecto final se realice en el lapso de un cuatrimestre, por lo que estaría bien estimar 16 semanas.</text:p>
        <text:p text:style-name="P24"/>
        <table:table table:name="Table1" table:style-name="Table1">
          <table:table-column table:style-name="Table1.A"/>
          <table:table-column table:style-name="Table1.B" table:number-columns-repeated="3"/>
          <table:table-column table:style-name="Table1.E"/>
          <table:table-column table:style-name="Table1.B"/>
          <table:table-column table:style-name="Table1.E"/>
          <table:table-column table:style-name="Table1.B"/>
          <table:table-column table:style-name="Table1.E"/>
          <table:table-column table:style-name="Table1.A"/>
          <table:table-column table:style-name="Table1.B"/>
          <table:table-column table:style-name="Table1.E"/>
          <table:table-column table:style-name="Table1.B"/>
          <table:table-column table:style-name="Table1.E"/>
          <table:table-column table:style-name="Table1.B"/>
          <table:table-column table:style-name="Table1.E"/>
          <table:table-column table:style-name="Table1.B"/>
          <table:table-column table:style-name="Table1.R"/>
          <table:table-row table:style-name="TableLine94743401410176">
            <table:table-cell table:style-name="Table1.A1" office:value-type="string">
              <text:p text:style-name="P1"/>
            </table:table-cell>
            <table:table-cell table:style-name="Table1.A1" office:value-type="string">
              <text:p text:style-name="P1"/>
            </table:table-cell>
            <table:table-cell table:style-name="Table1.C1" table:number-columns-spanned="16" office:value-type="string">
              <text:p text:style-name="P2">Semana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743401963408">
            <table:table-cell table:style-name="Table1.A2" office:value-type="string">
              <text:p text:style-name="P1"/>
            </table:table-cell>
            <table:table-cell table:style-name="Table1.A1" office:value-type="string">
              <text:p text:style-name="P1"/>
            </table:table-cell>
            <table:table-cell table:style-name="Table1.C2" office:value-type="string">
              <text:p text:style-name="P1">1</text:p>
            </table:table-cell>
            <table:table-cell table:style-name="Table1.C2" office:value-type="string">
              <text:p text:style-name="P1">2</text:p>
            </table:table-cell>
            <table:table-cell table:style-name="Table1.C2" office:value-type="string">
              <text:p text:style-name="P1">3</text:p>
            </table:table-cell>
            <table:table-cell table:style-name="Table1.C2" office:value-type="string">
              <text:p text:style-name="P1">4</text:p>
            </table:table-cell>
            <table:table-cell table:style-name="Table1.C2" office:value-type="string">
              <text:p text:style-name="P1">5</text:p>
            </table:table-cell>
            <table:table-cell table:style-name="Table1.C2" office:value-type="string">
              <text:p text:style-name="P1">6</text:p>
            </table:table-cell>
            <table:table-cell table:style-name="Table1.C2" office:value-type="string">
              <text:p text:style-name="P1">7</text:p>
            </table:table-cell>
            <table:table-cell table:style-name="Table1.C2" office:value-type="string">
              <text:p text:style-name="P1">8</text:p>
            </table:table-cell>
            <table:table-cell table:style-name="Table1.C2" office:value-type="string">
              <text:p text:style-name="P1">9</text:p>
            </table:table-cell>
            <table:table-cell table:style-name="Table1.C2" office:value-type="string">
              <text:p text:style-name="P1">10</text:p>
            </table:table-cell>
            <table:table-cell table:style-name="Table1.C2" office:value-type="string">
              <text:p text:style-name="P1">11</text:p>
            </table:table-cell>
            <table:table-cell table:style-name="Table1.C2" office:value-type="string">
              <text:p text:style-name="P1">12</text:p>
            </table:table-cell>
            <table:table-cell table:style-name="Table1.C2" office:value-type="string">
              <text:p text:style-name="P1">13</text:p>
            </table:table-cell>
            <table:table-cell table:style-name="Table1.C2" office:value-type="string">
              <text:p text:style-name="P1">14</text:p>
            </table:table-cell>
            <table:table-cell table:style-name="Table1.C2" office:value-type="string">
              <text:p text:style-name="P1">15</text:p>
            </table:table-cell>
            <table:table-cell table:style-name="Table1.R2" office:value-type="string">
              <text:p text:style-name="P1">16</text:p>
            </table:table-cell>
          </table:table-row>
          <table:table-row table:style-name="TableLine94743401969200">
            <table:table-cell table:style-name="Table1.C2" table:number-rows-spanned="5" office:value-type="string">
              <text:p text:style-name="P3">Acti</text:p>
              <text:p text:style-name="P3">vidades</text:p>
            </table:table-cell>
            <table:table-cell table:style-name="Table1.C1" office:value-type="string">
              <text:p text:style-name="P1">A1</text:p>
            </table:table-cell>
            <table:table-cell table:style-name="Table1.C2" office:value-type="string">
              <text:p text:style-name="P3">x</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743401972256">
            <table:covered-table-cell/>
            <table:table-cell table:style-name="Table1.C2" office:value-type="string">
              <text:p text:style-name="P1">A2</text:p>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743401975136">
            <table:covered-table-cell/>
            <table:table-cell table:style-name="Table1.C2" office:value-type="string">
              <text:p text:style-name="P1">A3</text:p>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743401979600">
            <table:covered-table-cell/>
            <table:table-cell table:style-name="Table1.C2" office:value-type="string">
              <text:p text:style-name="P1">A4</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Table_20_Contents"/>
            </table:table-cell>
            <table:table-cell table:style-name="Table1.C2" office:value-type="string">
              <text:p text:style-name="Table_20_Contents"/>
            </table:table-cell>
            <table:table-cell table:style-name="Table1.R2" office:value-type="string">
              <text:p text:style-name="Table_20_Contents"/>
            </table:table-cell>
          </table:table-row>
          <table:table-row table:style-name="TableLine94743401982896">
            <table:covered-table-cell/>
            <table:table-cell table:style-name="Table1.C2" office:value-type="string">
              <text:p text:style-name="P1">A5</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5">x</text:p>
            </table:table-cell>
            <table:table-cell table:style-name="Table1.C2" office:value-type="string">
              <text:p text:style-name="P5">x</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1986320">
            <table:table-cell table:style-name="Table1.C2" office:value-type="string">
              <text:p text:style-name="Standard"/>
            </table:table-cell>
            <table:table-cell table:style-name="Table1.C2" office:value-type="string">
              <text:p text:style-name="P4">A6</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1991264">
            <table:table-cell table:style-name="Table1.C2" office:value-type="string">
              <text:p text:style-name="Standard"/>
            </table:table-cell>
            <table:table-cell table:style-name="Table1.C2" office:value-type="string">
              <text:p text:style-name="P4">A7</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1994144">
            <table:table-cell table:style-name="Table1.C2" office:value-type="string">
              <text:p text:style-name="Standard"/>
            </table:table-cell>
            <table:table-cell table:style-name="Table1.C2" office:value-type="string">
              <text:p text:style-name="P4">A8</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1996944">
            <table:table-cell table:style-name="Table1.C2" office:value-type="string">
              <text:p text:style-name="Standard"/>
            </table:table-cell>
            <table:table-cell table:style-name="Table1.C2" office:value-type="string">
              <text:p text:style-name="P4">A9</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
            </table:table-cell>
            <table:table-cell table:style-name="Table1.C2" office:value-type="string">
              <text:p text:style-name="P4"/>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1999824">
            <table:table-cell table:style-name="Table1.C2" office:value-type="string">
              <text:p text:style-name="Standard"/>
            </table:table-cell>
            <table:table-cell table:style-name="Table1.C2" office:value-type="string">
              <text:p text:style-name="P4">A10</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x</text:p>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2002704">
            <table:table-cell table:style-name="Table1.C2" office:value-type="string">
              <text:p text:style-name="Standard"/>
            </table:table-cell>
            <table:table-cell table:style-name="Table1.C2" office:value-type="string">
              <text:p text:style-name="P4">A11</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x</text:p>
            </table:table-cell>
            <table:table-cell table:style-name="Table1.C2" office:value-type="string">
              <text:p text:style-name="P40">x</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able:table-row table:style-name="TableLine94743402005584">
            <table:table-cell table:style-name="Table1.C2" office:value-type="string">
              <text:p text:style-name="Standard"/>
            </table:table-cell>
            <table:table-cell table:style-name="Table1.C2" office:value-type="string">
              <text:p text:style-name="P4">A12</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40">x</text:p>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3"/>
            </table:table-cell>
          </table:table-row>
          <text:soft-page-break/>
          <table:table-row table:style-name="TableLine94743402005584">
            <table:table-cell table:style-name="Table1.C2" office:value-type="string">
              <text:p text:style-name="Standard"/>
            </table:table-cell>
            <table:table-cell table:style-name="Table1.C2" office:value-type="string">
              <text:p text:style-name="P40">A13</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40">x</text:p>
            </table:table-cell>
            <table:table-cell table:style-name="Table1.C2" office:value-type="string">
              <text:p text:style-name="P40">x</text:p>
            </table:table-cell>
            <table:table-cell table:style-name="Table1.C2" office:value-type="string">
              <text:p text:style-name="P3"/>
            </table:table-cell>
            <table:table-cell table:style-name="Table1.R2" office:value-type="string">
              <text:p text:style-name="P3"/>
            </table:table-cell>
          </table:table-row>
          <table:table-row table:style-name="TableLine94743402005584">
            <table:table-cell table:style-name="Table1.C2" office:value-type="string">
              <text:p text:style-name="Standard"/>
            </table:table-cell>
            <table:table-cell table:style-name="Table1.C2" office:value-type="string">
              <text:p text:style-name="P40">A14</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40">x</text:p>
            </table:table-cell>
            <table:table-cell table:style-name="Table1.R2" office:value-type="string">
              <text:p text:style-name="P3"/>
            </table:table-cell>
          </table:table-row>
          <table:table-row table:style-name="TableLine94743402005584">
            <table:table-cell table:style-name="Table1.C2" office:value-type="string">
              <text:p text:style-name="Standard"/>
            </table:table-cell>
            <table:table-cell table:style-name="Table1.C2" office:value-type="string">
              <text:p text:style-name="P40">A15</text:p>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Table_20_Contents"/>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C2" office:value-type="string">
              <text:p text:style-name="P3"/>
            </table:table-cell>
            <table:table-cell table:style-name="Table1.R2" office:value-type="string">
              <text:p text:style-name="P40">x</text:p>
            </table:table-cell>
          </table:table-row>
        </table:table>
        <text:p text:style-name="P24"/>
        <text:p text:style-name="P10"/>
        <text:p text:style-name="P34">Paralelamente al desarrollo de estas actividades se procederá a la preparación del Informe correspondiente al Proyecto Final.</text:p>
        <text:p text:style-name="P34"/>
        <text:p text:style-name="P18">Vinculación con Proyectos de Investigación del DCIC</text:p>
        <text:p text:style-name="P17"/>
        <text:p text:style-name="P35">Indicar si la propuesta se encuentra vinculada a algún proyecto de investigación del DCIC. Esto es algo que el director debe informar.</text:p>
        <text:p text:style-name="P8"/>
        <text:p text:style-name="P8"/>
        <text:p text:style-name="P8"/>
        <text:p text:style-name="P8"/>
        <text:p text:style-name="P26">Firma de los involucrados</text:p>
        <text:p text:style-name="P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s" fo:country="ES" style:letter-kerning="true" style:font-name-asian="Tahoma" style:font-size-asian="10.5pt" style:language-asian="zxx" style:country-asian="none" style:font-name-complex="Free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style: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65in" style:contextual-spacing="false" fo:line-height="120%"/>
      <style:text-properties style:font-name-asian="Courier New1" style:font-family-asian="'Courier New'" style:font-family-generic-asian="system" style:font-pitch-asian="variable"/>
    </style:style>
    <style:style style:name="List" style:family="paragraph" style:parent-style-name="Text_20_body" style:default-outline-level="" style:class="list">
      <style:paragraph-properties fo:margin-top="0in" fo:margin-bottom="0.0965in" style:contextual-spacing="false" fo:line-height="120%"/>
    </style:style>
    <style:style style:name="Caption" style:family="paragraph" style:parent-style-name="Standard" style:default-outline-level="" style:class="extra">
      <style:paragraph-properties fo:margin-top="0.0827in" fo:margin-bottom="0.0827in" style:contextual-spacing="false"/>
      <style:text-properties fo:font-style="italic" style:font-style-asian="italic" style:font-style-complex="italic"/>
    </style:style>
    <style:style style:name="Index" style:family="paragraph" style:parent-style-name="Standard" style:default-outline-level="" style:class="index"/>
    <style:style style:name="Heading_20_1" style:display-name="Heading 1"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size="17pt" fo:font-weight="bold" style:font-size-asian="17pt" style:font-weight-asian="bold" style:font-size-complex="14pt"/>
    </style:style>
    <style:style style:name="Heading_20_2" style:display-name="Heading 2"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size="14pt" fo:font-weight="bold" style:font-size-asian="14pt" style:font-weight-asian="bold" style:font-size-complex="14pt"/>
    </style:style>
    <style:style style:name="Heading_20_3" style:display-name="Heading 3"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weight="bold" style:font-weight-asian="bold" style:font-size-complex="14pt"/>
    </style:style>
    <style:style style:name="Heading_20_4" style:display-name="Heading 4" style:family="paragraph" style:parent-style-name="Heading" style:default-outline-level="" style:class="text">
      <style:paragraph-properties fo:margin-top="0.3055in" fo:margin-bottom="0.0417in" style:contextual-spacing="false" fo:keep-with-next="always"/>
      <style:text-properties style:font-name="Liberation Sans1" fo:font-family="'Liberation Sans'" style:font-family-generic="swiss" style:font-pitch="variable" fo:font-weight="bold" style:font-weight-asian="bold" style:font-size-complex="14pt"/>
    </style:style>
    <style:style style:name="Arrowhead_20_List" style:display-name="Arrowhea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27in" style:contextual-spacing="false" fo:orphans="0" fo:widows="0" fo:text-indent="0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ox_20_List" style:display-name="Box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hapter_20_Heading" style:display-name="Chapter Heading" style:family="paragraph" style:default-outline-level="">
      <style:paragraph-properties fo:orphans="0" fo:widows="0">
        <style:tab-stops>
          <style:tab-stop style:position="1.1in"/>
        </style:tab-stops>
      </style:paragraph-properties>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Contents_20_1" style:display-name="Contents 1" style:family="paragraph" style:parent-style-name="Standard" style:default-outline-level="" style:class="index">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Contents_20_2" style:display-name="Contents 2" style:family="paragraph" style:parent-style-name="Standard" style:default-outline-level="" style:class="index">
      <style:paragraph-properties fo:margin-left="1in" fo:margin-right="0in" fo:text-indent="-0.2984in" style:auto-text-indent="false"/>
      <style:text-properties style:font-name-asian="Courier New1" style:font-family-asian="'Courier New'" style:font-family-generic-asian="system" style:font-pitch-asian="variable"/>
    </style:style>
    <style:style style:name="Contents_20_3" style:display-name="Contents 3" style:family="paragraph" style:parent-style-name="Standard" style:default-outline-level="" style:class="index">
      <style:paragraph-properties fo:margin-left="1.5in" fo:margin-right="0in" fo:text-indent="-0.2984in" style:auto-text-indent="false"/>
      <style:text-properties style:font-name-asian="Courier New1" style:font-family-asian="'Courier New'" style:font-family-generic-asian="system" style:font-pitch-asian="variable"/>
    </style:style>
    <style:style style:name="Contents_20_4" style:display-name="Contents 4" style:family="paragraph" style:parent-style-name="Standard" style:default-outline-level="" style:class="index">
      <style:paragraph-properties fo:margin-left="2in" fo:margin-right="0in" fo:text-indent="-0.2984in" style:auto-text-indent="false"/>
      <style:text-properties style:font-name-asian="Courier New1" style:font-family-asian="'Courier New'" style:font-family-generic-asian="system" style:font-pitch-asian="variable"/>
    </style:style>
    <style:style style:name="Contents_20_Header" style:display-name="Contents Header" style:family="paragraph" style:default-outline-level="">
      <style:paragraph-properties fo:margin-top="0.1665in" fo:margin-bottom="0.0827in" style:contextual-spacing="false" fo:text-align="center" style:justify-single-word="false" fo:orphans="0" fo:widows="0"/>
      <style:text-properties style:use-window-font-color="true" loext:opacity="0%" style:font-name="Liberation Sans" fo:font-family="'Liberation Sans'"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style:font-name-complex="Liberation Serif1" style:font-family-complex="'Liberation Serif'" style:font-family-generic-complex="system" style:font-pitch-complex="variable" style:font-size-complex="12pt"/>
    </style:style>
    <style:style style:name="Dashed_20_List" style:display-name="Dash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text-properties style:font-name-asian="Courier New1" style:font-family-asian="'Courier New'" style:font-family-generic-asian="system" style:font-pitch-asian="variable"/>
    </style:style>
    <style:style style:name="Endnote_20_Symbol" style:display-name="Endnote Symbol" style:family="paragraph" style:parent-style-name="Standard" style:default-outline-level="">
      <style:text-properties style:font-name-asian="Courier New1" style:font-family-asian="'Courier New'" style:font-family-generic-asian="system" style:font-pitch-asian="variable"/>
    </style:style>
    <style:style style:name="Footnote" style:family="paragraph" style:parent-style-name="Standard" style:default-outline-level="" style:class="extra">
      <style:paragraph-properties fo:margin-left="0.2in" fo:margin-right="0in" fo:text-indent="-0.2in" style:auto-text-indent="false"/>
      <style:text-properties fo:font-size="10pt" style:font-name-asian="Courier New1" style:font-family-asian="'Courier New'" style:font-family-generic-asian="system" style:font-pitch-asian="variable"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Heart_20_List" style:display-name="Heart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0.5in" fo:margin-right="0in" fo:text-indent="-0.2984in" style:auto-text-indent="false"/>
      <style:text-properties style:font-name-asian="Courier New1" style:font-family-asian="'Courier New'" style:font-family-generic-asian="system" style:font-pitch-asian="variable"/>
    </style:style>
    <style:style style:name="Numbered_20_Heading_20_1" style:display-name="Numbered Heading 1" style:family="paragraph" style:parent-style-name="Heading_20_1"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size="17pt" fo:font-weight="bold" style:font-size-asian="17pt" style:font-weight-asian="bold" style:font-size-complex="14pt"/>
    </style:style>
    <style:style style:name="Numbered_20_Heading_20_2" style:display-name="Numbered Heading 2" style:family="paragraph" style:parent-style-name="Heading_20_2"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size="14pt" fo:font-weight="bold" style:font-size-asian="14pt" style:font-weight-asian="bold" style:font-size-complex="14pt"/>
    </style:style>
    <style:style style:name="Numbered_20_Heading_20_3" style:display-name="Numbered Heading 3" style:family="paragraph" style:parent-style-name="Heading_20_3" style:default-outline-level="">
      <style:paragraph-properties fo:margin-top="0.3055in" fo:margin-bottom="0.0417in" style:contextual-spacing="false" fo:keep-with-next="always">
        <style:tab-stops>
          <style:tab-stop style:position="0.2992in"/>
        </style:tab-stops>
      </style:paragraph-properties>
      <style:text-properties style:font-name="Liberation Sans1" fo:font-family="'Liberation Sans'" style:font-family-generic="swiss" style:font-pitch="variable" fo:font-weight="bold" style:font-weight-asian="bold" style:font-size-complex="14pt"/>
    </style:style>
    <style:style style:name="Numbered_20_List" style:display-name="Numbered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Plain_20_Text" style:display-name="Plain Text" style:family="paragraph" style:default-outline-level="">
      <style:paragraph-properties fo:orphans="0" fo:widows="0"/>
      <style:text-properties style:use-window-font-color="true" loext:opacity="0%" style:font-name="Courier New" fo:font-family="'Courier New'"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ection_20_Heading" style:display-name="Section Heading" style:family="paragraph" style:default-outline-level="">
      <style:paragraph-properties fo:orphans="0" fo:widows="0">
        <style:tab-stops>
          <style:tab-stop style:position="1.1in"/>
        </style:tab-stops>
      </style:paragraph-properties>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quare_20_List" style:display-name="Squar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able_20_Contents" style:display-name="Table Contents" style:family="paragraph" style:parent-style-name="Standard" style:default-outline-level="" style:class="extra">
      <style:text-properties style:font-name-asian="Courier New1" style:font-family-asian="'Courier New'" style:font-family-generic-asian="system" style:font-pitch-asian="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name-asian="Courier New1" style:font-family-asian="'Courier New'" style:font-family-generic-asian="system" style:font-pitch-asian="variable" style:font-weight-asian="bold"/>
    </style:style>
    <style:style style:name="Tick_20_List" style:display-name="Tick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84in" style:auto-text-indent="false" style:writing-mode="lr-tb"/>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Case_20_List" style:display-name="Upper Case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Upper_20_Roman_20_List" style:display-name="Upper Roman List" style:family="paragraph" style:default-outline-level="">
      <style:paragraph-properties fo:margin-left="0.5in" fo:margin-right="0in" fo:orphans="0" fo:widows="0" fo:text-indent="-0.2984in" style:auto-text-indent="false"/>
      <style:text-properties style:use-window-font-color="true" loext:opacity="0%" style:font-name="Liberation Serif" fo:font-family="'Liberation Serif'" style:font-family-generic="roman" style:font-pitch="variable" fo:font-size="12pt" style:letter-kerning="true" style:font-name-asian="FreeSans" style:font-family-asian="Free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irst_20_Page" style:display-name="First Page" style:page-layout-name="Mpm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dc:date>2021-02-23T14:39:33.618306510</dc:date>
    <meta:editing-duration>PT2H19M3S</meta:editing-duration>
    <meta:editing-cycles>50</meta:editing-cycles>
    <meta:document-statistic meta:table-count="1" meta:image-count="0" meta:object-count="0" meta:page-count="4" meta:paragraph-count="110" meta:word-count="877" meta:character-count="5588" meta:non-whitespace-character-count="4819"/>
  </office:meta>
</office:document-meta>
</file>